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76cm" draw:marker-end-width="0.376cm" draw:fill="solid" draw:fill-color="#ffffff" draw:textarea-horizontal-align="center" fo:padding-top="0.15cm" fo:padding-bottom="0.15cm" fo:padding-left="0.175cm" fo:padding-right="0.175cm"/>
    </style:style>
    <style:style style:name="gr2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978cm" fo:min-width="0cm"/>
    </style:style>
    <style:style style:name="gr3" style:family="graphic" style:parent-style-name="standard">
      <style:graphic-properties draw:fill="solid" draw:fill-color="#cccccc" draw:textarea-horizontal-align="center" draw:textarea-vertical-align="middle" fo:padding-top="0cm" fo:padding-bottom="0cm" fo:padding-left="0cm" fo:padding-right="0cm"/>
    </style:style>
    <style:style style:name="gr4" style:family="graphic" style:parent-style-name="standard">
      <style:graphic-properties draw:fill="solid" draw:fill-color="#ffffff" draw:textarea-horizontal-align="center" draw:textarea-vertical-align="middle" fo:padding-top="0cm" fo:padding-bottom="0cm" fo:padding-left="0cm" fo:padding-right="0cm"/>
    </style:style>
    <style:style style:name="gr5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1.496cm" fo:min-width="0cm"/>
    </style:style>
    <style:style style:name="gr6" style:family="graphic" style:parent-style-name="standard">
      <style:graphic-properties svg:stroke-width="0.05cm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25cm" draw:marker-start="Arrow" draw:marker-start-width="0.274cm" draw:marker-end="Arrow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draw:marker-start="Circle" draw:marker-start-width="0.25cm" draw:marker-start-center="true" draw:marker-end="Arrow" draw:marker-end-width="0.25cm" draw:fill="none" draw:textarea-horizontal-align="center" draw:textarea-vertical-align="middle"/>
    </style:style>
    <style:style style:name="gr9" style:family="graphic" style:parent-style-name="objectwithoutfill">
      <style:graphic-properties draw:marker-start="Arrow" draw:marker-start-width="0.25cm" draw:marker-end="Arrow" draw:marker-end-width="0.25cm" draw:fill="none" draw:textarea-horizontal-align="center" draw:textarea-vertical-align="middle"/>
    </style:style>
    <style:style style:name="gr10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1.119cm" fo:min-width="0cm"/>
    </style:style>
    <style:style style:name="gr11" style:family="graphic" style:parent-style-name="objectwithoutfill">
      <style:graphic-properties draw:marker-start="Arrow" draw:marker-start-width="0.2cm" draw:marker-end="Arrow" draw:marker-end-width="0.2cm" draw:fill="none" draw:textarea-horizontal-align="center" draw:textarea-vertical-align="middle"/>
    </style:style>
    <style:style style:name="gr12" style:family="graphic" style:parent-style-name="objectwithoutfill">
      <style:graphic-properties svg:stroke-width="0.025cm" draw:marker-start="Arrow" draw:marker-start-width="0.274cm" draw:marker-end="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svg:stroke-width="0.05cm" draw:marker-start-width="0.45cm" draw:marker-end-width="0.45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18.5cm" svg:height="12.75cm" svg:x="1.2cm" svg:y="1.05cm">
              <text:p/>
            </draw:rect>
            <draw:frame draw:style-name="gr2" draw:text-style-name="P2" draw:layer="layout" svg:width="2.517cm" svg:height="1.028cm" svg:x="1.303cm" svg:y="1.105cm">
              <draw:text-box>
                <text:p><text:span text:style-name="T1">SHELL</text:span></text:p>
              </draw:text-box>
            </draw:frame>
            <draw:g>
              <draw:rect draw:style-name="gr3" draw:text-style-name="P3" draw:layer="layout" svg:width="2.755cm" svg:height="0.58cm" svg:x="4.365cm" svg:y="1.09cm">
                <text:p text:style-name="P1"><text:span text:style-name="T2">ROLE</text:span></text:p>
              </draw:rect>
              <draw:rect draw:style-name="gr4" draw:text-style-name="P3" draw:layer="layout" svg:width="1.398cm" svg:height="0.58cm" svg:x="4.366cm" svg:y="1.645cm">
                <text:p text:style-name="P1"><text:span text:style-name="T2">Udp</text:span></text:p>
              </draw:rect>
              <draw:rect draw:style-name="gr4" draw:text-style-name="P3" draw:layer="layout" svg:width="1.356cm" svg:height="0.58cm" svg:x="5.764cm" svg:y="1.645cm">
                <text:p text:style-name="P1"><text:span text:style-name="T2">Tcp</text:span></text:p>
              </draw:rect>
            </draw:g>
            <draw:g>
              <draw:rect draw:style-name="gr3" draw:text-style-name="P3" draw:layer="layout" svg:width="2.754cm" svg:height="0.58cm" svg:x="12.386cm" svg:y="1.09cm">
                <text:p text:style-name="P1"><text:span text:style-name="T2">ROLE</text:span></text:p>
              </draw:rect>
              <draw:rect draw:style-name="gr4" draw:text-style-name="P3" draw:layer="layout" svg:width="1.397cm" svg:height="0.58cm" svg:x="12.387cm" svg:y="1.645cm">
                <text:p text:style-name="P1"><text:span text:style-name="T2">Mp0</text:span></text:p>
              </draw:rect>
              <draw:rect draw:style-name="gr4" draw:text-style-name="P3" draw:layer="layout" svg:width="1.356cm" svg:height="0.58cm" svg:x="13.784cm" svg:y="1.645cm">
                <text:p text:style-name="P1"><text:span text:style-name="T2">Mp1</text:span></text:p>
              </draw:rect>
            </draw:g>
            <draw:rect draw:style-name="gr3" draw:text-style-name="P3" draw:layer="layout" svg:width="2.856cm" svg:height="0.559cm" draw:transform="rotate (1.5707963267946) translate (19.111cm 7.636cm)">
              <text:p text:style-name="P1"><text:span text:style-name="T2">DDR4</text:span></text:p>
            </draw:rect>
            <draw:rect draw:style-name="gr4" draw:text-style-name="P3" draw:layer="layout" svg:width="1.449cm" svg:height="0.56cm" draw:transform="rotate (1.5707963267946) translate (18.577cm 7.635cm)">
              <text:p text:style-name="P1"><text:span text:style-name="T2">Mc0</text:span></text:p>
            </draw:rect>
            <draw:rect draw:style-name="gr4" draw:text-style-name="P3" draw:layer="layout" svg:width="1.406cm" svg:height="0.56cm" draw:transform="rotate (1.5707963267946) translate (18.577cm 6.186cm)">
              <text:p text:style-name="P1"><text:span text:style-name="T2">Mc1</text:span></text:p>
            </draw:rect>
            <draw:rect draw:style-name="gr3" draw:text-style-name="P3" draw:layer="layout" svg:width="1.549cm" svg:height="0.559cm" draw:transform="rotate (1.5707963267946) translate (19.112cm 11.248cm)">
              <text:p text:style-name="P1"><text:span text:style-name="T2">PSOC</text:span></text:p>
            </draw:rect>
            <draw:g>
              <draw:rect draw:style-name="gr3" draw:text-style-name="P3" draw:layer="layout" svg:width="5.491cm" svg:height="0.558cm" draw:transform="rotate (1.5707963267946) translate (1.24cm 10.727cm)">
                <text:p text:style-name="P1"><text:span text:style-name="T2">CLKT</text:span></text:p>
              </draw:rect>
              <draw:rect draw:style-name="gr4" draw:text-style-name="P3" draw:layer="layout" svg:width="1.904cm" svg:height="0.56cm" draw:transform="rotate (1.5707963267946) translate (1.818cm 8.755cm)">
                <text:p text:style-name="P1"><text:span text:style-name="T2">Mem[0:1]</text:span></text:p>
              </draw:rect>
              <draw:rect draw:style-name="gr4" draw:text-style-name="P3" draw:layer="layout" svg:width="1.615cm" svg:height="0.56cm" draw:transform="rotate (1.5707963267946) translate (1.818cm 6.851cm)">
                <text:p text:style-name="P1"><text:span text:style-name="T2">10Ge</text:span></text:p>
              </draw:rect>
              <draw:rect draw:style-name="gr4" draw:text-style-name="P3" draw:layer="layout" svg:width="1.991cm" svg:height="0.56cm" draw:transform="rotate (1.5707963267946) translate (1.819cm 10.727cm)">
                <text:p text:style-name="P1"><text:span text:style-name="T2">Usr[0:1]</text:span></text:p>
              </draw:rect>
            </draw:g>
            <draw:frame draw:style-name="gr5" draw:text-style-name="P4" draw:layer="layout" svg:width="2.517cm" svg:height="1.546cm" svg:x="8.574cm" svg:y="1.666cm">
              <draw:text-box>
                <text:p><text:span text:style-name="T3">Kale</text:span></text:p>
              </draw:text-box>
            </draw:frame>
          </draw:g>
          <draw:g>
            <draw:g>
              <draw:rect draw:style-name="gr6" draw:layer="layout" svg:width="5.473cm" svg:height="3.787cm" svg:x="3.051cm" svg:y="4.158cm">
                <text:p/>
              </draw:rect>
              <draw:frame draw:style-name="gr2" draw:text-style-name="P5" draw:layer="layout" svg:width="1.677cm" svg:height="1.028cm" svg:x="3.051cm" svg:y="4.158cm">
                <draw:text-box>
                  <text:p><text:span text:style-name="T4">NTS</text:span></text:p>
                </draw:text-box>
              </draw:frame>
              <draw:g>
                <draw:rect draw:style-name="gr4" draw:text-style-name="P6" draw:layer="layout" svg:width="1.552cm" svg:height="0.494cm" draw:transform="rotate (1.5707963267946) translate (8.03cm 6.925cm)">
                  <text:p text:style-name="P1"><text:span text:style-name="T5">MEM</text:span></text:p>
                </draw:rect>
                <draw:rect draw:style-name="gr4" draw:text-style-name="P6" draw:layer="layout" svg:width="0.776cm" svg:height="0.492cm" draw:transform="rotate (1.5707963267946) translate (7.562cm 6.149cm)">
                  <text:p text:style-name="P1"><text:span text:style-name="T5">Rx</text:span></text:p>
                </draw:rect>
                <draw:rect draw:style-name="gr4" draw:text-style-name="P6" draw:layer="layout" svg:width="0.776cm" svg:height="0.492cm" draw:transform="rotate (1.5707963267946) translate (7.563cm 6.925cm)">
                  <text:p text:style-name="P1"><text:span text:style-name="T5">Tx</text:span></text:p>
                </draw:rect>
              </draw:g>
              <draw:g>
                <draw:rect draw:style-name="gr4" draw:text-style-name="P6" draw:layer="layout" svg:width="1.497cm" svg:height="0.512cm" svg:x="5.019cm" svg:y="4.209cm">
                  <text:p text:style-name="P1"><text:span text:style-name="T5">ROLE</text:span></text:p>
                </draw:rect>
                <draw:rect draw:style-name="gr4" draw:text-style-name="P6" draw:layer="layout" svg:width="0.748cm" svg:height="0.511cm" svg:x="5.768cm" svg:y="4.721cm">
                  <text:p text:style-name="P1"><text:span text:style-name="T5">Tcp</text:span></text:p>
                </draw:rect>
                <draw:rect draw:style-name="gr4" draw:text-style-name="P6" draw:layer="layout" svg:width="0.749cm" svg:height="0.511cm" svg:x="5.019cm" svg:y="4.722cm">
                  <text:p text:style-name="P1"><text:span text:style-name="T5">Udp</text:span></text:p>
                </draw:rect>
              </draw:g>
              <draw:g>
                <draw:rect draw:style-name="gr4" draw:text-style-name="P6" draw:layer="layout" svg:width="1.497cm" svg:height="0.512cm" svg:x="5.019cm" svg:y="7.424cm">
                  <text:p text:style-name="P1"><text:span text:style-name="T5">ETH</text:span></text:p>
                </draw:rect>
                <draw:rect draw:style-name="gr4" draw:text-style-name="P6" draw:layer="layout" svg:width="0.748cm" svg:height="0.511cm" svg:x="5.768cm" svg:y="6.939cm">
                  <text:p text:style-name="P1"><text:span text:style-name="T5">Tx</text:span></text:p>
                </draw:rect>
                <draw:rect draw:style-name="gr4" draw:text-style-name="P6" draw:layer="layout" svg:width="0.749cm" svg:height="0.511cm" svg:x="5.019cm" svg:y="6.94cm">
                  <text:p text:style-name="P1"><text:span text:style-name="T5">Rx</text:span></text:p>
                </draw:rect>
              </draw:g>
            </draw:g>
            <draw:polyline draw:style-name="gr7" draw:layer="layout" svg:width="0cm" svg:height="1.724cm" svg:x="5.348cm" svg:y="5.214cm" svg:viewBox="0 0 0 1725" draw:points="0,0 0,877 0,1230 0,1725">
              <text:p/>
            </draw:polyline>
            <draw:polyline draw:style-name="gr7" draw:layer="layout" svg:width="0cm" svg:height="1.724cm" svg:x="6.027cm" svg:y="5.213cm" svg:viewBox="0 0 0 1725" draw:points="0,0 0,877 0,1230 0,1725">
              <text:p/>
            </draw:polyline>
            <draw:polyline draw:style-name="gr8" draw:layer="layout" svg:width="1.535cm" svg:height="0.421cm" svg:x="6.027cm" svg:y="6.2cm" svg:viewBox="0 0 1536 422" draw:points="0,0 815,0 815,422 1536,422">
              <text:p/>
            </draw:polyline>
            <draw:polyline draw:style-name="gr8" draw:layer="layout" svg:width="2.308cm" svg:height="0.14cm" svg:x="5.348cm" svg:y="5.777cm" svg:viewBox="0 0 2309 141" draw:points="0,141 1494,141 1494,0 2309,0">
              <text:p/>
            </draw:polyline>
          </draw:g>
          <draw:g>
            <draw:rect draw:style-name="gr6" draw:layer="layout" svg:width="5.474cm" svg:height="3.787cm" svg:x="11.011cm" svg:y="4.174cm">
              <text:p/>
            </draw:rect>
            <draw:frame draw:style-name="gr2" draw:text-style-name="P5" draw:layer="layout" svg:width="1.901cm" svg:height="1.028cm" svg:x="11.011cm" svg:y="4.174cm">
              <draw:text-box>
                <text:p><text:span text:style-name="T4">MEM</text:span></text:p>
              </draw:text-box>
            </draw:frame>
            <draw:g>
              <draw:rect draw:style-name="gr4" draw:text-style-name="P6" draw:layer="layout" svg:width="1.553cm" svg:height="0.494cm" draw:transform="rotate (1.5707963267946) translate (11.068cm 6.941cm)">
                <text:p text:style-name="P1"><text:span text:style-name="T5">NTS</text:span></text:p>
              </draw:rect>
              <draw:rect draw:style-name="gr4" draw:text-style-name="P6" draw:layer="layout" svg:width="0.777cm" svg:height="0.493cm" draw:transform="rotate (1.5707963267946) translate (11.562cm 6.165cm)">
                <text:p text:style-name="P1"><text:span text:style-name="T5">Rx</text:span></text:p>
              </draw:rect>
              <draw:rect draw:style-name="gr4" draw:text-style-name="P6" draw:layer="layout" svg:width="0.776cm" svg:height="0.494cm" draw:transform="rotate (1.5707963267946) translate (11.563cm 6.941cm)">
                <text:p text:style-name="P1"><text:span text:style-name="T5">Tx</text:span></text:p>
              </draw:rect>
            </draw:g>
            <draw:g>
              <draw:rect draw:style-name="gr4" draw:text-style-name="P6" draw:layer="layout" svg:width="1.553cm" svg:height="0.495cm" draw:transform="rotate (1.5707963267946) translate (15.99cm 6.941cm)">
                <text:p text:style-name="P1"><text:span text:style-name="T5">DDR4</text:span></text:p>
              </draw:rect>
              <draw:rect draw:style-name="gr4" draw:text-style-name="P6" draw:layer="layout" svg:width="0.777cm" svg:height="0.493cm" draw:transform="rotate (1.5707963267946) translate (15.522cm 6.165cm)">
                <text:p text:style-name="P1"><text:span text:style-name="T5">Mc1</text:span></text:p>
              </draw:rect>
              <draw:rect draw:style-name="gr4" draw:text-style-name="P6" draw:layer="layout" svg:width="0.776cm" svg:height="0.493cm" draw:transform="rotate (1.5707963267946) translate (15.523cm 6.941cm)">
                <text:p text:style-name="P1"><text:span text:style-name="T5">Mc0</text:span></text:p>
              </draw:rect>
            </draw:g>
            <draw:g>
              <draw:rect draw:style-name="gr4" draw:text-style-name="P6" draw:layer="layout" svg:width="1.497cm" svg:height="0.512cm" svg:x="12.979cm" svg:y="4.225cm">
                <text:p text:style-name="P1"><text:span text:style-name="T5">ROLE</text:span></text:p>
              </draw:rect>
              <draw:rect draw:style-name="gr4" draw:text-style-name="P6" draw:layer="layout" svg:width="0.749cm" svg:height="0.511cm" svg:x="13.727cm" svg:y="4.737cm">
                <text:p text:style-name="P1"><text:span text:style-name="T5">Mp1</text:span></text:p>
              </draw:rect>
              <draw:rect draw:style-name="gr4" draw:text-style-name="P6" draw:layer="layout" svg:width="0.748cm" svg:height="0.511cm" svg:x="12.979cm" svg:y="4.738cm">
                <text:p text:style-name="P1"><text:span text:style-name="T5">Mp0</text:span></text:p>
              </draw:rect>
            </draw:g>
            <draw:line draw:style-name="gr9" draw:layer="layout" svg:x1="12.056cm" svg:y1="6.652cm" svg:x2="15.523cm" svg:y2="6.652cm">
              <text:p/>
            </draw:line>
            <draw:polyline draw:style-name="gr9" draw:layer="layout" svg:width="3.467cm" svg:height="0.703cm" svg:x="12.055cm" svg:y="5.777cm" svg:viewBox="0 0 3468 704" draw:points="0,0 627,0 627,704 3468,704">
              <text:p/>
            </draw:polyline>
            <draw:polyline draw:style-name="gr9" draw:layer="layout" svg:width="2.16cm" svg:height="0.809cm" svg:x="13.361cm" svg:y="5.138cm" svg:viewBox="0 0 2161 810" draw:points="0,0 0,810 679,810 2161,810">
              <text:p/>
            </draw:polyline>
            <draw:polyline draw:style-name="gr9" draw:layer="layout" svg:width="1.482cm" svg:height="0.608cm" svg:x="14.04cm" svg:y="5.138cm" svg:viewBox="0 0 1483 609" draw:points="0,0 13,609 680,609 1483,609">
              <text:p/>
            </draw:polyline>
          </draw:g>
          <draw:g>
            <draw:rect draw:style-name="gr3" draw:text-style-name="P3" draw:layer="layout" svg:width="3.423cm" svg:height="0.581cm" svg:x="4.033cm" svg:y="13.174cm">
              <text:p text:style-name="P1"><text:span text:style-name="T2">ECON</text:span></text:p>
            </draw:rect>
            <draw:rect draw:style-name="gr4" draw:text-style-name="P3" draw:layer="layout" svg:width="1.731cm" svg:height="0.579cm" svg:x="4.033cm" svg:y="12.622cm">
              <text:p text:style-name="P1"><text:span text:style-name="T2">Eth-Rx</text:span></text:p>
            </draw:rect>
            <draw:rect draw:style-name="gr4" draw:text-style-name="P3" draw:layer="layout" svg:width="1.692cm" svg:height="0.579cm" svg:x="5.764cm" svg:y="12.622cm">
              <text:p text:style-name="P1"><text:span text:style-name="T2">Eth-Tx</text:span></text:p>
            </draw:rect>
          </draw:g>
          <draw:g>
            <draw:rect draw:style-name="gr6" draw:layer="layout" svg:width="3.979cm" svg:height="2.112cm" svg:x="11.76cm" svg:y="9.409cm">
              <text:p/>
            </draw:rect>
            <draw:frame draw:style-name="gr10" draw:text-style-name="P5" draw:layer="layout" svg:width="2.077cm" svg:height="1.169cm" svg:x="12.827cm" svg:y="9.972cm">
              <draw:text-box>
                <text:p><text:span text:style-name="T4">MMIO</text:span></text:p>
              </draw:text-box>
            </draw:frame>
            <draw:rect draw:style-name="gr4" draw:text-style-name="P6" draw:layer="layout" svg:width="0.776cm" svg:height="0.493cm" draw:transform="rotate (1.5707963267946) translate (11.883cm 10.378cm)">
              <text:p text:style-name="P1"><text:span text:style-name="T5">NTS</text:span></text:p>
            </draw:rect>
            <draw:rect draw:style-name="gr4" draw:text-style-name="P6" draw:layer="layout" svg:width="0.776cm" svg:height="0.493cm" draw:transform="rotate (1.5707963267946) translate (11.884cm 11.377cm)">
              <text:p text:style-name="P1"><text:span text:style-name="T5">ETH</text:span></text:p>
            </draw:rect>
            <draw:g>
              <draw:rect draw:style-name="gr4" draw:text-style-name="P6" draw:layer="layout" svg:width="0.876cm" svg:height="0.513cm" svg:x="13.369cm" svg:y="9.505cm">
                <text:p text:style-name="P1"><text:span text:style-name="T5">MEM</text:span></text:p>
              </draw:rect>
            </draw:g>
            <draw:rect draw:style-name="gr4" draw:text-style-name="P6" draw:layer="layout" svg:width="1.164cm" svg:height="0.493cm" draw:transform="rotate (1.5707963267946) translate (15.11cm 11.084cm)">
              <text:p text:style-name="P1"><text:span text:style-name="T5">PSOC</text:span></text:p>
            </draw:rect>
          </draw:g>
          <draw:g>
            <draw:g>
              <draw:rect draw:style-name="gr6" draw:layer="layout" svg:width="4.522cm" svg:height="2.801cm" svg:x="2.999cm" svg:y="8.912cm">
                <text:p/>
              </draw:rect>
              <draw:frame draw:style-name="gr2" draw:text-style-name="P5" draw:layer="layout" svg:width="1.901cm" svg:height="1.028cm" svg:x="2.999cm" svg:y="9.741cm">
                <draw:text-box>
                  <text:p><text:span text:style-name="T4">ETH</text:span></text:p>
                </draw:text-box>
              </draw:frame>
              <draw:g>
                <draw:rect draw:style-name="gr4" draw:text-style-name="P6" draw:layer="layout" svg:width="1.498cm" svg:height="0.512cm" svg:x="4.966cm" svg:y="8.962cm">
                  <text:p text:style-name="P1"><text:span text:style-name="T5">NTS</text:span></text:p>
                </draw:rect>
                <draw:rect draw:style-name="gr4" draw:text-style-name="P6" draw:layer="layout" svg:width="0.749cm" svg:height="0.511cm" svg:x="5.715cm" svg:y="9.474cm">
                  <text:p text:style-name="P1"><text:span text:style-name="T5">Tx</text:span></text:p>
                </draw:rect>
                <draw:rect draw:style-name="gr4" draw:text-style-name="P6" draw:layer="layout" svg:width="0.749cm" svg:height="0.511cm" svg:x="4.966cm" svg:y="9.475cm">
                  <text:p text:style-name="P1"><text:span text:style-name="T5">Rx</text:span></text:p>
                </draw:rect>
              </draw:g>
              <draw:g>
                <draw:rect draw:style-name="gr4" draw:text-style-name="P6" draw:layer="layout" svg:width="1.925cm" svg:height="0.512cm" svg:x="4.782cm" svg:y="11.068cm">
                  <text:p text:style-name="P1"><text:span text:style-name="T5">ECON</text:span></text:p>
                </draw:rect>
                <draw:rect draw:style-name="gr4" draw:text-style-name="P6" draw:layer="layout" svg:width="0.962cm" svg:height="0.511cm" svg:x="5.745cm" svg:y="10.583cm">
                  <text:p text:style-name="P1"><text:span text:style-name="T5">Tx</text:span></text:p>
                </draw:rect>
                <draw:rect draw:style-name="gr4" draw:text-style-name="P6" draw:layer="layout" svg:width="0.963cm" svg:height="0.511cm" svg:x="4.782cm" svg:y="10.584cm">
                  <text:p text:style-name="P1"><text:span text:style-name="T5">Rx</text:span></text:p>
                </draw:rect>
              </draw:g>
            </draw:g>
            <draw:line draw:style-name="gr11" draw:layer="layout" svg:x1="6.027cm" svg:y1="9.861cm" svg:x2="6.027cm" svg:y2="10.706cm">
              <text:p/>
            </draw:line>
            <draw:line draw:style-name="gr11" draw:layer="layout" svg:x1="5.385cm" svg:y1="9.861cm" svg:x2="5.385cm" svg:y2="10.706cm">
              <text:p/>
            </draw:line>
          </draw:g>
          <draw:polyline draw:style-name="gr7" draw:layer="layout" svg:width="0.406cm" svg:height="1.933cm" svg:x="5.076cm" svg:y="2.225cm" svg:viewBox="0 0 407 1934" draw:points="0,0 0,877 407,877 407,1934">
            <text:p/>
          </draw:polyline>
          <draw:polyline draw:style-name="gr7" draw:layer="layout" svg:width="0.406cm" svg:height="1.933cm" svg:x="6.039cm" svg:y="2.226cm" svg:viewBox="0 0 407 1934" draw:points="407,0 407,877 0,877 0,1934">
            <text:p/>
          </draw:polyline>
          <draw:polyline draw:style-name="gr7" draw:layer="layout" svg:width="0.406cm" svg:height="1.933cm" svg:x="13.098cm" svg:y="2.226cm" svg:viewBox="0 0 407 1934" draw:points="0,0 0,877 407,877 407,1934">
            <text:p/>
          </draw:polyline>
          <draw:polyline draw:style-name="gr7" draw:layer="layout" svg:width="0.406cm" svg:height="1.933cm" svg:x="14.06cm" svg:y="2.227cm" svg:viewBox="0 0 407 1934" draw:points="407,0 407,877 0,877 0,1934">
            <text:p/>
          </draw:polyline>
          <draw:polyline draw:style-name="gr7" draw:layer="layout" svg:width="0cm" svg:height="1.407cm" svg:x="5.348cm" svg:y="7.749cm" svg:viewBox="0 0 0 1408" draw:points="0,0 0,877 0,1230 0,1408">
            <text:p/>
          </draw:polyline>
          <draw:polyline draw:style-name="gr7" draw:layer="layout" svg:width="0cm" svg:height="1.407cm" svg:x="6.204cm" svg:y="7.749cm" svg:viewBox="0 0 0 1408" draw:points="0,0 0,877 0,1230 0,1408">
            <text:p/>
          </draw:polyline>
          <draw:polyline draw:style-name="gr7" draw:layer="layout" svg:width="0cm" svg:height="1.407cm" svg:x="5.348cm" svg:y="11.407cm" svg:viewBox="0 0 0 1408" draw:points="0,0 0,877 0,1230 0,1408">
            <text:p/>
          </draw:polyline>
          <draw:polyline draw:style-name="gr7" draw:layer="layout" svg:width="0cm" svg:height="1.407cm" svg:x="6.204cm" svg:y="11.407cm" svg:viewBox="0 0 0 1408" draw:points="0,0 0,877 0,1230 0,1408">
            <text:p/>
          </draw:polyline>
          <draw:polyline draw:style-name="gr7" draw:layer="layout" svg:width="2.851cm" svg:height="0cm" svg:x="8.336cm" svg:y="5.637cm" svg:viewBox="0 0 2852 0" draw:points="0,0 846,0 1186,0 2852,0">
            <text:p/>
          </draw:polyline>
          <draw:polyline draw:style-name="gr7" draw:layer="layout" svg:width="2.851cm" svg:height="0cm" svg:x="8.337cm" svg:y="6.634cm" svg:viewBox="0 0 2852 0" draw:points="0,0 846,0 1186,0 2852,0">
            <text:p/>
          </draw:polyline>
          <draw:polyline draw:style-name="gr7" draw:layer="layout" svg:width="2.084cm" svg:height="0.421cm" svg:x="16.492cm" svg:y="5.355cm" svg:viewBox="0 0 2085 422" draw:points="0,422 985,422 985,0 2085,0">
            <text:p/>
          </draw:polyline>
          <draw:polyline draw:style-name="gr7" draw:layer="layout" svg:width="2.145cm" svg:height="0.421cm" svg:x="16.484cm" svg:y="6.575cm" svg:viewBox="0 0 2146 422" draw:points="0,0 1014,0 1014,422 2146,422">
            <text:p/>
          </draw:polyline>
          <draw:polyline draw:style-name="gr12" draw:layer="layout" svg:width="0cm" svg:height="1.543cm" svg:x="13.805cm" svg:y="7.96cm" svg:viewBox="0 0 0 1544" draw:points="0,0 0,877 0,1230 0,1544">
            <text:p/>
          </draw:polyline>
          <draw:polyline draw:style-name="gr12" draw:layer="layout" svg:width="3.449cm" svg:height="2.393cm" svg:x="8.433cm" svg:y="7.608cm" svg:viewBox="0 0 3450 2394" draw:points="0,0 1532,0 1532,2394 3450,2394">
            <text:p/>
          </draw:polyline>
          <draw:polyline draw:style-name="gr12" draw:layer="layout" svg:width="4.399cm" svg:height="0cm" svg:x="7.385cm" svg:y="10.987cm" svg:viewBox="0 0 4400 0" draw:points="0,0 2445,0 2483,0 4400,0">
            <text:p/>
          </draw:polyline>
          <draw:polyline draw:style-name="gr7" draw:layer="layout" svg:width="3.508cm" svg:height="0cm" svg:x="15.603cm" svg:y="10.424cm" svg:viewBox="0 0 3509 0" draw:points="0,0 2287,0 2258,0 3509,0">
            <text:p/>
          </draw:polyline>
          <draw:rect draw:style-name="gr13" draw:text-style-name="P6" draw:layer="layout" svg:width="1.207cm" svg:height="0.512cm" svg:x="4.484cm" svg:y="2.878cm">
            <text:p text:style-name="P1"><text:span text:style-name="T5">UARS</text:span></text:p>
          </draw:rect>
          <draw:rect draw:style-name="gr13" draw:text-style-name="P6" draw:layer="layout" svg:width="1.207cm" svg:height="0.512cm" svg:x="5.874cm" svg:y="2.878cm">
            <text:p text:style-name="P1"><text:span text:style-name="T5">TARS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23H29M28S</meta:editing-duration>
    <meta:editing-cycles>142</meta:editing-cycles>
    <meta:generator>OpenOffice/4.1.6$Unix OpenOffice.org_project/416m1$Build-9790</meta:generator>
    <dc:date>2020-05-08T23:39:28</dc:date>
    <dc:creator>Francois Abel</dc:creator>
    <meta:printed-by>Francois Abel</meta:printed-by>
    <meta:print-date>2018-01-29T17:34:31.89</meta:print-date>
    <meta:document-statistic meta:object-count="105"/>
  </office:meta>
</office:document-meta>
</file>